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2cm"/>
    </style:style>
    <style:style style:name="co2" style:family="table-column">
      <style:table-column-properties fo:break-before="auto" style:column-width="3.531cm"/>
    </style:style>
    <style:style style:name="co3" style:family="table-column">
      <style:table-column-properties fo:break-before="auto" style:column-width="0.723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4.233cm"/>
    </style:style>
    <style:style style:name="co6" style:family="table-column">
      <style:table-column-properties fo:break-before="auto" style:column-width="0.594cm"/>
    </style:style>
    <style:style style:name="co7" style:family="table-column">
      <style:table-column-properties fo:break-before="auto" style:column-width="4.297cm"/>
    </style:style>
    <style:style style:name="co8" style:family="table-column">
      <style:table-column-properties fo:break-before="auto" style:column-width="0.616cm"/>
    </style:style>
    <style:style style:name="co9" style:family="table-column">
      <style:table-column-properties fo:break-before="auto" style:column-width="4.785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3.96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286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wrap-option="wrap" style:vertical-align="middle"/>
      <style:text-properties fo:hyphenate="true"/>
    </style:style>
    <style:style style:name="ce2" style:family="table-cell" style:parent-style-name="Default">
      <style:table-cell-properties fo:background-color="#ffffff" fo:wrap-option="wrap"/>
      <style:text-properties fo:hyphenate="true"/>
    </style:style>
    <style:style style:name="ce3" style:family="table-cell" style:parent-style-name="Default">
      <style:table-cell-properties fo:wrap-option="wrap"/>
      <style:text-properties fo:hyphenate="true"/>
    </style:style>
    <style:style style:name="ce4" style:family="table-cell" style:parent-style-name="Default">
      <style:table-cell-properties fo:background-color="#00ffff" fo:wrap-option="wrap" style:vertical-align="middle"/>
      <style:text-properties fo:hyphenate="true"/>
    </style:style>
    <style:style style:name="ce5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ccffff" fo:wrap-option="wrap" style:vertical-align="middle"/>
      <style:text-properties fo:hyphenate="true"/>
    </style:style>
    <style:style style:name="ce8" style:family="table-cell" style:parent-style-name="Default">
      <style:table-cell-properties fo:background-color="#ccffff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 fo:hyphenate="true"/>
    </style:style>
    <style:style style:name="ce11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2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 fo:margin-left="0cm"/>
      <style:text-properties style:font-name="Liberation Sans" style:font-name-asian="DejaVu Sans" style:font-name-complex="Lohit Hindi" fo:hyphenate="true"/>
    </style:style>
    <style:style style:name="ce13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cm"/>
      <style:text-properties fo:hyphenate="true"/>
    </style:style>
    <style:style style:name="ce14" style:family="table-cell" style:parent-style-name="Default">
      <style:table-cell-properties fo:background-color="#00b8ff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5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6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gr1" style:family="graphic">
      <style:graphic-properties draw:stroke="none" draw:fill="solid" draw:fill-color="#000080" draw:textarea-horizontal-align="justify" draw:textarea-vertical-align="middle" draw:auto-grow-height="false"/>
    </style:style>
    <style:style style:name="gr2" style:family="graphic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name-complex="Lohit Hindi"/>
    </style:style>
  </office:automatic-styles>
  <office:body>
    <office:spreadsheet>
      <table:table table:name="Sheet1" table:style-name="ta1" table:print-ranges="Sheet1.A1:Sheet1.M53">
        <table:shapes>
          <draw:custom-shape draw:z-index="0" draw:style-name="gr1" svg:width="0.64cm" svg:height="3.82cm" svg:x="2.273cm" svg:y="6.257cm">
            <text:p/>
            <draw:enhanced-geometry svg:viewBox="0 0 21600 21600" draw:text-areas="?f0 0 ?f2 ?f5" draw:type="down-arrow" draw:modifiers="18824.3915205444 5897.0358814352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style-name="gr1" svg:width="0.64cm" svg:height="1.259cm" svg:x="7.071cm" svg:y="8.787cm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" draw:style-name="gr1" svg:width="0.64cm" svg:height="1.584cm" svg:x="2.333cm" svg:y="12.741cm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" draw:style-name="gr1" svg:width="0.755cm" svg:height="5.49cm" svg:x="6.812cm" svg:y="12.55cm">
            <text:p/>
            <draw:enhanced-geometry svg:viewBox="0 0 21600 21600" draw:text-areas="?f0 0 ?f2 ?f5" draw:type="down-arrow" draw:modifiers="18814.1962421712 7177.5351014040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" draw:style-name="gr1" svg:width="0.64cm" svg:height="7.902cm" svg:x="2.41cm" svg:y="16.814cm">
            <text:p/>
            <draw:enhanced-geometry svg:viewBox="0 0 21600 21600" draw:text-areas="?f0 0 ?f2 ?f5" draw:type="down-arrow" draw:modifiers="20063.9757054283 6941.653666146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5" draw:style-name="gr2" draw:text-style-name="P1" svg:width="1.07cm" svg:height="7.136cm" svg:x="25.712cm" svg:y="1.876cm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6" draw:style-name="gr2" draw:text-style-name="P1" svg:width="1.31cm" svg:height="11.768cm" svg:x="25.625cm" svg:y="9.124cm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7" draw:style-name="gr2" draw:text-style-name="P1" svg:width="1.07cm" svg:height="3.385cm" svg:x="25.597cm" svg:y="20.982cm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8" draw:style-name="gr1" svg:width="0.64cm" svg:height="1.166cm" svg:x="6.966cm" svg:y="20.023cm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" draw:style-name="gr1" svg:width="0.64cm" svg:height="1.524cm" svg:x="6.896cm" svg:y="23.043cm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09" table:default-cell-style-name="ce3"/>
        <table:table-row table:style-name="ro1">
          <table:table-cell table:style-name="ce1" table:number-columns-repeated="11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1" table:number-columns-repeated="5"/>
          <table:table-cell table:style-name="ce10" office:value-type="string">
            <text:p>SCADE</text:p>
          </table:table-cell>
          <table:table-cell table:style-name="ce10"/>
          <table:table-cell table:style-name="ce10" office:value-type="string">
            <text:p>EFS</text:p>
          </table:table-cell>
          <table:table-cell table:style-name="ce10"/>
          <table:table-cell table:style-name="ce10" office:value-type="string">
            <text:p>B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3">
          <table:table-cell table:style-name="ce1"/>
          <table:table-cell table:style-name="ce5" office:value-type="string">
            <text:p>SSRS (text)</text:p>
          </table:table-cell>
          <table:table-cell table:style-name="ce7"/>
          <table:table-cell table:style-name="ce8" office:value-type="string">
            <text:p>(Out of scope D7.1, covered by secondary tools benchmark)</text:p>
          </table:table-cell>
          <table:table-cell table:style-name="ce7"/>
          <table:table-cell table:style-name="ce11" office:value-type="string">
            <text:p>Speadsheet+ Eclipse tools</text:p>
          </table:table-cell>
          <table:table-cell table:style-name="ce8"/>
          <table:table-cell table:style-name="ce14" office:value-type="string">
            <text:p>Speadsheet+ Eclipse tools</text:p>
          </table:table-cell>
          <table:table-cell table:style-name="ce8"/>
          <table:table-cell table:style-name="ce16" office:value-type="string">
            <text:p>Speadsheet+ Eclipse tools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 table:number-rows-repeated="3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 office:value-type="string">
            <text:p>API</text:p>
          </table:table-cell>
          <table:table-cell table:style-name="ce7"/>
          <table:table-cell table:style-name="ce8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/>
          <table:table-cell table:style-name="ce2" office:value-type="string">
            <text:p>Secondary Toolchain &amp;</text:p>
          </table:table-cell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/>
          <table:table-cell table:style-name="ce2" office:value-type="string">
            <text:p>SSRS-Activities</text:p>
          </table:table-cell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4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/>
          <table:table-cell table:style-name="ce6"/>
          <table:table-cell table:style-name="ce1"/>
          <table:table-cell table:style-name="ce4" office:value-type="string">
            <text:p>SSRS (model)</text:p>
          </table:table-cell>
          <table:table-cell table:style-name="ce7"/>
          <table:table-cell table:style-name="ce11" office:value-type="string">
            <text:p>Scade SysML (Papyrus) </text:p>
          </table:table-cell>
          <table:table-cell table:style-name="ce8"/>
          <table:table-cell table:style-name="ce15" office:value-type="string">
            <text:p>Papyrus </text:p>
          </table:table-cell>
          <table:table-cell table:style-name="ce8"/>
          <table:table-cell table:style-name="ce16" office:value-type="string">
            <text:p>Papyrus </text:p>
          </table:table-cell>
          <table:table-cell table:style-name="ce8"/>
          <table:table-cell table:style-name="ce2"/>
          <table:table-cell table:style-name="ce6"/>
          <table:table-cell table:number-columns-repeated="1009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4"/>
          <table:table-cell table:style-name="ce7"/>
          <table:table-cell table:style-name="ce11"/>
          <table:table-cell table:style-name="ce8"/>
          <table:table-cell table:style-name="ce15"/>
          <table:table-cell table:style-name="ce8"/>
          <table:table-cell table:style-name="ce16"/>
          <table:table-cell table:style-name="ce8"/>
          <table:table-cell table:style-name="ce2"/>
          <table:table-cell table:style-name="ce6"/>
          <table:table-cell table:number-columns-repeated="1009"/>
        </table:table-row>
        <table:table-row table:style-name="ro1" table:number-rows-repeated="3">
          <table:table-cell table:style-name="ce1" table:number-columns-repeated="5"/>
          <table:table-cell table:style-name="ce11"/>
          <table:table-cell table:style-name="ce9"/>
          <table:table-cell table:style-name="ce15"/>
          <table:table-cell table:style-name="ce9"/>
          <table:table-cell table:style-name="ce16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 table:number-rows-repeated="2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11"/>
          <table:table-cell table:style-name="ce8"/>
          <table:table-cell table:style-name="ce15"/>
          <table:table-cell table:style-name="ce8"/>
          <table:table-cell table:style-name="ce16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/>
          <table:table-cell table:style-name="ce5" office:value-type="string">
            <text:p>Sub-System</text:p>
            <text:p>Semi-formal model</text:p>
          </table:table-cell>
          <table:table-cell table:style-name="ce5" table:number-columns-repeated="2"/>
          <table:table-cell table:style-name="ce7"/>
          <table:table-cell table:style-name="ce12" office:value-type="string">
            <text:p><text:span text:style-name="T1">Scade SysML (Papyrus) </text:span></text:p>
          </table:table-cell>
          <table:table-cell table:style-name="ce8"/>
          <table:table-cell table:style-name="ce15" office:value-type="string">
            <text:p>Papyrus</text:p>
          </table:table-cell>
          <table:table-cell table:style-name="ce8"/>
          <table:table-cell table:style-name="ce16" office:value-type="string">
            <text:p>Papyrus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11"/>
          <table:table-cell table:style-name="ce8"/>
          <table:table-cell table:style-name="ce15"/>
          <table:table-cell table:style-name="ce8"/>
          <table:table-cell table:style-name="ce16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5"/>
          <table:table-cell table:style-name="ce11" office:value-type="string">
            <text:p>SCADE integration or transformation.</text:p>
          </table:table-cell>
          <table:table-cell table:style-name="ce9"/>
          <table:table-cell table:style-name="ce9" office:value-type="string">
            <text:p>EMF Transformation</text:p>
          </table:table-cell>
          <table:table-cell table:style-name="ce9"/>
          <table:table-cell table:style-name="ce9" office:value-type="string">
            <text:p>M2T, using EMF Technologies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/>
          <table:table-cell table:style-name="ce5" office:value-type="string">
            <text:p>Software</text:p>
            <text:p>Semi-formal Model</text:p>
          </table:table-cell>
          <table:table-cell table:style-name="ce7" table:number-columns-repeated="3"/>
          <table:table-cell table:style-name="ce11"/>
          <table:table-cell table:style-name="ce8"/>
          <table:table-cell table:style-name="ce15" office:value-type="string">
            <text:p>ERTMS Formal Specs</text:p>
          </table:table-cell>
          <table:table-cell table:style-name="ce8"/>
          <table:table-cell table:style-name="ce16" office:value-type="string">
            <text:p>Classical B Model</text:p>
          </table:table-cell>
          <table:table-cell table:style-name="ce8"/>
          <table:table-cell table:style-name="ce2"/>
          <table:table-cell table:style-name="ce2" office:value-type="string">
            <text:p>Scope of D7.1</text:p>
            <text:p/>
          </table:table-cell>
          <table:table-cell table:number-columns-repeated="1009"/>
        </table:table-row>
        <table:table-row table:style-name="ro3">
          <table:table-cell table:style-name="ce1"/>
          <table:table-cell table:style-name="ce5"/>
          <table:table-cell table:style-name="ce7" table:number-columns-repeated="3"/>
          <table:table-cell table:style-name="ce11"/>
          <table:table-cell table:style-name="ce8" table:number-columns-repeated="3"/>
          <table:table-cell table:style-name="ce16" office:value-type="string">
            <text:p>(with integrated refinement step <text:s/>to produce an executable model)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11"/>
          <table:table-cell table:style-name="ce9" table:number-columns-repeated="3"/>
          <table:table-cell table:style-name="ce16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 table:number-columns-repeated="5"/>
          <table:table-cell table:style-name="ce11" office:value-type="string">
            <text:p>SCADE Formal Model</text:p>
          </table:table-cell>
          <table:table-cell table:style-name="ce9"/>
          <table:table-cell table:style-name="ce9" office:value-type="string">
            <text:p>EMF Transformation</text:p>
          </table:table-cell>
          <table:table-cell table:style-name="ce9"/>
          <table:table-cell table:style-name="ce16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11"/>
          <table:table-cell table:style-name="ce9" table:number-columns-repeated="3"/>
          <table:table-cell table:style-name="ce16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11"/>
          <table:table-cell table:style-name="ce8" table:number-columns-repeated="3"/>
          <table:table-cell table:style-name="ce16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3"/>
          <table:table-cell table:style-name="ce5" office:value-type="string">
            <text:p>System Strictly formal Model</text:p>
          </table:table-cell>
          <table:table-cell table:style-name="ce7"/>
          <table:table-cell table:style-name="ce11"/>
          <table:table-cell table:style-name="ce8"/>
          <table:table-cell table:style-name="ce15"/>
          <table:table-cell table:style-name="ce8"/>
          <table:table-cell table:style-name="ce16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11"/>
          <table:table-cell table:style-name="ce8"/>
          <table:table-cell table:style-name="ce15"/>
          <table:table-cell table:style-name="ce8"/>
          <table:table-cell table:style-name="ce16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9"/>
          <table:table-cell table:style-name="ce1"/>
          <table:table-cell table:style-name="ce11"/>
          <table:table-cell table:style-name="ce9"/>
          <table:table-cell table:style-name="ce15"/>
          <table:table-cell table:style-name="ce9"/>
          <table:table-cell table:style-name="ce16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 table:number-columns-repeated="3"/>
          <table:table-cell table:style-name="ce9"/>
          <table:table-cell table:style-name="ce1"/>
          <table:table-cell table:style-name="ce11"/>
          <table:table-cell table:style-name="ce9"/>
          <table:table-cell table:style-name="ce15" office:value-type="string">
            <text:p>Polarsys Tools</text:p>
          </table:table-cell>
          <table:table-cell table:style-name="ce9"/>
          <table:table-cell table:style-name="ce16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9"/>
          <table:table-cell table:style-name="ce1"/>
          <table:table-cell table:style-name="ce11"/>
          <table:table-cell table:style-name="ce9"/>
          <table:table-cell table:style-name="ce15"/>
          <table:table-cell table:style-name="ce9"/>
          <table:table-cell table:style-name="ce16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11"/>
          <table:table-cell table:style-name="ce8"/>
          <table:table-cell table:style-name="ce15"/>
          <table:table-cell table:style-name="ce8"/>
          <table:table-cell table:style-name="ce16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3"/>
          <table:table-cell table:style-name="ce5" office:value-type="string">
            <text:p>Software Strictly formal Model</text:p>
          </table:table-cell>
          <table:table-cell table:style-name="ce7"/>
          <table:table-cell table:style-name="ce11"/>
          <table:table-cell table:style-name="ce8"/>
          <table:table-cell table:style-name="ce15"/>
          <table:table-cell table:style-name="ce8"/>
          <table:table-cell table:style-name="ce16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 table:number-columns-repeated="3"/>
          <table:table-cell table:style-name="ce5"/>
          <table:table-cell table:style-name="ce7"/>
          <table:table-cell table:style-name="ce8" table:number-columns-repeated="6"/>
          <table:table-cell table:style-name="ce2"/>
          <table:table-cell table:style-name="ce2" office:value-type="string">
            <text:p>Secondary Toolchain</text:p>
          </table:table-cell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5"/>
          <table:table-cell table:style-name="ce11" office:value-type="string">
            <text:p>SCADE KCG</text:p>
          </table:table-cell>
          <table:table-cell table:style-name="ce9"/>
          <table:table-cell table:style-name="ce9" office:value-type="string">
            <text:p>XTend Code generator</text:p>
          </table:table-cell>
          <table:table-cell table:style-name="ce9"/>
          <table:table-cell table:style-name="ce16" office:value-type="string">
            <text:p>Open (C4B) and closed B code translators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7"/>
          <table:table-cell table:style-name="ce5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/>
          <table:table-cell table:style-name="ce5" office:value-type="string">
            <text:p>Target Code</text:p>
            <text:p>No SIL</text:p>
          </table:table-cell>
          <table:table-cell table:style-name="ce7"/>
          <table:table-cell table:style-name="ce5" office:value-type="string">
            <text:p>Target Code</text:p>
            <text:p>SIL 4</text:p>
          </table:table-cell>
          <table:table-cell table:style-name="ce7"/>
          <table:table-cell table:style-name="ce11" office:value-type="string">
            <text:p>C or Ada</text:p>
          </table:table-cell>
          <table:table-cell table:style-name="ce8"/>
          <table:table-cell table:style-name="ce8" office:value-type="string">
            <text:p>TBD</text:p>
          </table:table-cell>
          <table:table-cell table:style-name="ce8"/>
          <table:table-cell table:style-name="ce16" office:value-type="string">
            <text:p>C or Ada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7"/>
          <table:table-cell table:style-name="ce5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 table:number-rows-repeated="2">
          <table:table-cell table:style-name="ce2" table:number-columns-repeated="5"/>
          <table:table-cell table:style-name="ce13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table:number-columns-repeated="13"/>
          <table:table-cell table:number-columns-repeated="1009"/>
        </table:table-row>
        <table:table-row table:style-name="ro1" table:number-rows-repeated="104852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9.304cm" fo:page-height="16.256cm" style:num-format="1" style:print-orientation="landscape" fo:margin="0cm" fo:margin-top="0cm" fo:margin-bottom="0cm" fo:margin-left="0cm" fo:margin-right="0cm" style:shadow="none" fo:background-color="transparent" style:scale-to-pages="1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Jastram</meta:initial-creator>
    <meta:creation-date>2013-07-22T15:10:42</meta:creation-date>
    <dc:date>2013-09-03T12:31:37</dc:date>
    <dc:creator>Doche </dc:creator>
    <meta:editing-duration>PT2H9M33S</meta:editing-duration>
    <meta:editing-cycles>32</meta:editing-cycles>
    <meta:generator>LibreOffice/3.5$Linux_X86_64 LibreOffice_project/350m1$Build-2</meta:generator>
    <meta:document-statistic meta:table-count="1" meta:cell-count="41" meta:object-count="10"/>
  </office:meta>
</office:document-meta>
</file>